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4.261cm" fo:margin-left="1.254cm" fo:margin-right="1.483cm" table:align="margins"/>
    </style:style>
    <style:style style:name="Tableau1.A" style:family="table-column">
      <style:table-column-properties style:column-width="0.741cm" style:rel-column-width="420*"/>
    </style:style>
    <style:style style:name="Tableau1.B" style:family="table-column">
      <style:table-column-properties style:column-width="13.52cm" style:rel-column-width="766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left="none" fo:border-right="0.002cm solid #000000" fo:border-top="0.002cm solid #000000" fo:border-bottom="0.002cm solid #000000"/>
    </style:style>
    <style:style style:name="Tableau3" style:family="table">
      <style:table-properties style:width="14.261cm" fo:margin-left="1.254cm" fo:margin-right="1.483cm" table:align="margins"/>
    </style:style>
    <style:style style:name="Tableau3.A" style:family="table-column">
      <style:table-column-properties style:column-width="0.741cm" style:rel-column-width="420*"/>
    </style:style>
    <style:style style:name="Tableau3.B" style:family="table-column">
      <style:table-column-properties style:column-width="13.52cm" style:rel-column-width="7665*"/>
    </style:style>
    <style:style style:name="Tableau3.1" style:family="table-row">
      <style:table-row-properties style:min-row-height="2.805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left="none" fo:border-right="0.002cm solid #000000" fo:border-top="0.002cm solid #000000" fo:border-bottom="0.002cm solid #000000"/>
    </style:style>
    <style:style style:name="Tableau2" style:family="table">
      <style:table-properties style:width="14.261cm" fo:margin-left="1.254cm" fo:margin-right="1.483cm" table:align="margins"/>
    </style:style>
    <style:style style:name="Tableau2.A" style:family="table-column">
      <style:table-column-properties style:column-width="0.741cm" style:rel-column-width="420*"/>
    </style:style>
    <style:style style:name="Tableau2.B" style:family="table-column">
      <style:table-column-properties style:column-width="13.52cm" style:rel-column-width="766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left="none" fo:border-right="0.002cm solid #000000" fo:border-top="0.002cm solid #000000" fo:border-bottom="0.002cm solid #000000"/>
    </style:style>
    <style:style style:name="Tableau4" style:family="table">
      <style:table-properties style:width="14.261cm" fo:margin-left="1.254cm" fo:margin-right="1.483cm" table:align="margins"/>
    </style:style>
    <style:style style:name="Tableau4.A" style:family="table-column">
      <style:table-column-properties style:column-width="0.741cm" style:rel-column-width="420*"/>
    </style:style>
    <style:style style:name="Tableau4.B" style:family="table-column">
      <style:table-column-properties style:column-width="13.52cm" style:rel-column-width="7665*"/>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left="none" fo:border-right="0.002cm solid #000000" fo:border-top="0.002cm solid #000000" fo:border-bottom="0.002cm solid #000000"/>
    </style:style>
    <style:style style:name="Tableau5" style:family="table">
      <style:table-properties style:width="14.261cm" fo:margin-left="1.254cm" fo:margin-right="1.483cm" table:align="margins"/>
    </style:style>
    <style:style style:name="Tableau5.A" style:family="table-column">
      <style:table-column-properties style:column-width="0.741cm" style:rel-column-width="420*"/>
    </style:style>
    <style:style style:name="Tableau5.B" style:family="table-column">
      <style:table-column-properties style:column-width="13.52cm" style:rel-column-width="7665*"/>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left="none" fo:border-right="0.002cm solid #000000" fo:border-top="0.002cm solid #000000" fo:border-bottom="0.002cm solid #000000"/>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able_20_Contents">
      <style:paragraph-properties fo:text-align="justify" style:justify-single-word="false"/>
      <style:text-properties style:font-name="Consolas" fo:font-size="9pt" style:font-size-asian="9pt" style:font-size-complex="9pt"/>
    </style:style>
    <style:style style:name="P4" style:family="paragraph" style:parent-style-name="Table_20_Contents">
      <style:paragraph-properties fo:text-align="justify" style:justify-single-word="false"/>
      <style:text-properties fo:font-size="9pt" style:font-size-asian="9pt" style:font-size-complex="9pt"/>
    </style:style>
    <style:style style:name="P5" style:family="paragraph" style:parent-style-name="Table_20_Contents">
      <style:paragraph-properties fo:text-align="justify" style:justify-single-word="false"/>
      <style:text-properties fo:color="#000000" style:font-name="Consolas" fo:font-size="9pt" style:font-size-asian="9pt" style:font-size-complex="9pt"/>
    </style:style>
    <style:style style:name="T1" style:family="text">
      <style:text-properties style:font-name="Consolas"/>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 text:c="14"/>2. Formule</text:h>
      <text:p text:style-name="Text_20_body"/>
      <text:p text:style-name="Text_20_body"/>
      <text:p text:style-name="P2"><text:tab/>La partie Formule va traiter le processus d'implémentation des différentes méthodes de calcul d'intégrales. Tout d'abord, on avons distingué le comportement des Formules, et celui des Composites. </text:p>
      <text:p text:style-name="P2"><text:tab/>En effet, certaines méthodes comme le celle du Point du Milieu peuvent agir comme des Formules régulières et des Composites. Nous avons donné un comportement spécifique aux Formules qui s'exécutent différemment du comportement Composite. Ainsi, nous pouvons, pour une même intégrale calculer une méthode normale de calcul d'un côté, et une méthode comprenant une composite de l'autre sans porter à confusion.</text:p>
      <table:table table:name="Tableau1" table:style-name="Tableau1">
        <table:table-column table:style-name="Tableau1.A"/>
        <table:table-column table:style-name="Tableau1.B"/>
        <table:table-row>
          <table:table-cell table:style-name="Tableau1.A1" office:value-type="string">
            <text:p text:style-name="P4"><text:span text:style-name="T1">0</text:span></text:p>
            <text:p text:style-name="P4"><text:span text:style-name="T1">1</text:span></text:p>
            <text:p text:style-name="P4"><text:span text:style-name="T1">2</text:span></text:p>
            <text:p text:style-name="P4"><text:span text:style-name="T1">3</text:span></text:p>
            <text:p text:style-name="P4"><text:span text:style-name="T1">4</text:span></text:p>
            <text:p text:style-name="P4"><text:span text:style-name="T1">6</text:span></text:p>
            <text:p text:style-name="P4"><text:span text:style-name="T1">7</text:span></text:p>
            <text:p text:style-name="P4"><text:span text:style-name="T1">8</text:span></text:p>
            <text:p text:style-name="P4"><text:span text:style-name="T1">9</text:span></text:p>
            <text:p text:style-name="P4"><text:span text:style-name="T1">10</text:span></text:p>
            <text:p text:style-name="P4"><text:span text:style-name="T1">11</text:span></text:p>
          </table:table-cell>
          <table:table-cell table:style-name="Tableau1.B1" office:value-type="string">
            <text:p text:style-name="P3">Integrale i</text:p>
            <text:p text:style-name="P3">i.Fonction=f1</text:p>
            <text:p text:style-name="P3"/>
            <text:p text:style-name="P3">i.Formule=methode1</text:p>
            <text:p text:style-name="P3">i.exectuter()</text:p>
            <text:p text:style-name="P3"/>
            <text:p text:style-name="P3">i.Composite=methode1</text:p>
            <text:p text:style-name="P4"><text:span text:style-name="T1">i.executerComposite()</text:span></text:p>
            <text:p text:style-name="P4"><text:span text:style-name="T1"/></text:p>
            <text:p text:style-name="P3">i.Composite=methode2</text:p>
            <text:p text:style-name="P3">i.executerComposite()</text:p>
          </table:table-cell>
        </table:table-row>
      </table:table>
      <text:p text:style-name="P2"/>
      <text:p text:style-name="P1">Les parties suivantes vont détailler l'algorithme utilisé pour chaque formule fonctionnelle dans le programme:</text:p>
      <text:p text:style-name="P1">Point du Milieu</text:p>
      <table:table table:name="Tableau3" table:style-name="Tableau3">
        <table:table-column table:style-name="Tableau3.A"/>
        <table:table-column table:style-name="Tableau3.B"/>
        <table:table-row table:style-name="Tableau3.1">
          <table:table-cell table:style-name="Tableau3.A1" office:value-type="string">
            <text:p text:style-name="P4"><text:span text:style-name="T1">0</text:span></text:p>
            <text:p text:style-name="P4"><text:span text:style-name="T1">1</text:span></text:p>
            <text:p text:style-name="P4"><text:span text:style-name="T1">2</text:span></text:p>
            <text:p text:style-name="P4"><text:span text:style-name="T1">3</text:span></text:p>
            <text:p text:style-name="P4"><text:span text:style-name="T1">4</text:span></text:p>
            <text:p text:style-name="P4"><text:span text:style-name="T1">6</text:span></text:p>
            <text:p text:style-name="P4"><text:span text:style-name="T1">7</text:span></text:p>
            <text:p text:style-name="P4"><text:span text:style-name="T1">8</text:span></text:p>
          </table:table-cell>
          <table:table-cell table:style-name="Tableau3.B1" office:value-type="string">
            <text:p text:style-name="P5">//intégral de f sur [a,b]</text:p>
            <text:p text:style-name="P3">PointDuMilieu(Fonction f, a, b):</text:p>
            <text:p text:style-name="P3"><text:s text:c="2"/>c=(b-a)</text:p>
            <text:p text:style-name="P3"><text:s text:c="2"/></text:p>
            <text:p text:style-name="P3"><text:s text:c="2"/>//application de la formule</text:p>
            <text:p text:style-name="P3"><text:s text:c="2"/>resultat=c*f((a+b)/2)</text:p>
            <text:p text:style-name="P3"/>
            <text:p text:style-name="P3"><text:s text:c="2"/>retourner resultat</text:p>
          </table:table-cell>
        </table:table-row>
      </table:table>
      <text:p text:style-name="P2"/>
      <text:p text:style-name="P1">La Composite se dinstinguent des Formules dans son utilisation d'une boucle afin de faire une somme.</text:p>
      <text:p text:style-name="P1">Composite du Point du Milieu</text:p>
      <table:table table:name="Tableau2" table:style-name="Tableau2">
        <table:table-column table:style-name="Tableau2.A"/>
        <table:table-column table:style-name="Tableau2.B"/>
        <table:table-row>
          <table:table-cell table:style-name="Tableau2.A1" office:value-type="string">
            <text:p text:style-name="P4"><text:span text:style-name="T1">0</text:span></text:p>
            <text:p text:style-name="P4"><text:span text:style-name="T1">1</text:span></text:p>
            <text:p text:style-name="P4"><text:span text:style-name="T1">2</text:span></text:p>
            <text:p text:style-name="P4"><text:span text:style-name="T1">3</text:span></text:p>
            <text:p text:style-name="P4"><text:span text:style-name="T1">4</text:span></text:p>
            <text:p text:style-name="P4"><text:span text:style-name="T1">6</text:span></text:p>
            <text:p text:style-name="P4"><text:span text:style-name="T1">7</text:span></text:p>
            <text:p text:style-name="P4"><text:span text:style-name="T1">8</text:span></text:p>
            <text:p text:style-name="P4"><text:span text:style-name="T1">9</text:span></text:p>
            <text:p text:style-name="P4"><text:span text:style-name="T1">10</text:span></text:p>
            <text:p text:style-name="P4"><text:span text:style-name="T1">11</text:span></text:p>
            <text:p text:style-name="P4"><text:span text:style-name="T1">12</text:span></text:p>
            <text:p text:style-name="P4"><text:span text:style-name="T1">13</text:span></text:p>
            <text:p text:style-name="P4"><text:span text:style-name="T1">14</text:span></text:p>
          </table:table-cell>
          <table:table-cell table:style-name="Tableau2.B1" office:value-type="string">
            <text:p text:style-name="P5">//intégral de f sur [a,b] pour n sous-intervalles</text:p>
            <text:p text:style-name="P3">CompositePointDuMilieu(Fonction f, a, b, n):</text:p>
            <text:p text:style-name="P3"><text:s text:c="2"/>i=a <text:s text:c="16"/>//i commence au début de l'intervalle</text:p>
            <text:p text:style-name="P3"><text:s text:c="2"/>resultat=0 <text:s text:c="9"/>//initialisation de la variable resultat</text:p>
            <text:p text:style-name="P3"><text:s text:c="2"/>//boucle tant que i est inférieur à b</text:p>
            <text:p text:style-name="P3"><text:s text:c="2"/>tant que(i&lt;b):</text:p>
            <text:p text:style-name="P3"><text:s text:c="4"/>i1=i+(b-a)/n <text:s text:c="5"/>//i1 est la borne supérieure de la sous intervalle</text:p>
            <text:p text:style-name="P3"><text:s text:c="4"/></text:p>
            <text:p text:style-name="P3"><text:s text:c="4"/>//on fait une somme de l'intégrale pour chaque sous intervalle</text:p>
            <text:p text:style-name="P3"><text:s text:c="4"/>resultat+=PointDuMilieu(f, i, i1)</text:p>
            <text:p text:style-name="P3"><text:s text:c="4"/></text:p>
            <text:p text:style-name="P3"><text:s text:c="4"/>i=i1 <text:s text:c="13"/>//i prend la valeur de i1</text:p>
            <text:p text:style-name="P3"/>
            <text:p text:style-name="P3"><text:s text:c="2"/>retourner resultat</text:p>
          </table:table-cell>
        </table:table-row>
      </table:table>
      <text:p text:style-name="P2"/>
      <text:p text:style-name="P2">Composite du Trapèze</text:p>
      <text:p text:style-name="P1"><text:soft-page-break/></text:p>
      <table:table table:name="Tableau4" table:style-name="Tableau4">
        <table:table-column table:style-name="Tableau4.A"/>
        <table:table-column table:style-name="Tableau4.B"/>
        <table:table-row>
          <table:table-cell table:style-name="Tableau4.A1" office:value-type="string">
            <text:p text:style-name="P4"><text:span text:style-name="T1">0</text:span></text:p>
            <text:p text:style-name="P4"><text:span text:style-name="T1">1</text:span></text:p>
            <text:p text:style-name="P4"><text:span text:style-name="T1">2</text:span></text:p>
            <text:p text:style-name="P4"><text:span text:style-name="T1">3</text:span></text:p>
            <text:p text:style-name="P4"><text:span text:style-name="T1">4</text:span></text:p>
            <text:p text:style-name="P4"><text:span text:style-name="T1">6</text:span></text:p>
            <text:p text:style-name="P4"><text:span text:style-name="T1">7</text:span></text:p>
            <text:p text:style-name="P4"><text:span text:style-name="T1">8</text:span></text:p>
            <text:p text:style-name="P4"><text:span text:style-name="T1">9</text:span></text:p>
            <text:p text:style-name="P4"><text:span text:style-name="T1">10</text:span></text:p>
            <text:p text:style-name="P4"><text:span text:style-name="T1">11</text:span></text:p>
          </table:table-cell>
          <table:table-cell table:style-name="Tableau4.B1" office:value-type="string">
            <text:p text:style-name="P3">CompositeTrapeze(Fonction f, a, b, n):</text:p>
            <text:p text:style-name="P3"><text:s text:c="2"/>i=0</text:p>
            <text:p text:style-name="P3"><text:s text:c="2"/>tant que(i&lt;n):</text:p>
            <text:p text:style-name="P3"><text:s text:c="4"/>base=(b-a)/n</text:p>
            <text:p text:style-name="P3"><text:s text:c="4"/>hauteur=f(a+i*base)+f(a+((i+1)*base))</text:p>
            <text:p text:style-name="P3"><text:s text:c="4"/></text:p>
            <text:p text:style-name="P3"><text:s text:c="4"/>resultat+=base*hauteur*0.5</text:p>
            <text:p text:style-name="P3"/>
            <text:p text:style-name="P3"><text:s text:c="4"/>i=i+1 <text:s text:c="11"/>//incrémentation sur i</text:p>
            <text:p text:style-name="P3"/>
            <text:p text:style-name="P3"><text:s text:c="2"/>retourner resultat</text:p>
          </table:table-cell>
        </table:table-row>
      </table:table>
      <text:p text:style-name="P2"/>
      <text:p text:style-name="P2">Erreur de Quadrature</text:p>
      <text:p text:style-name="P2">Cette méthode un peu particulière nous sert d'évalution d'erreur de notre formule. On attend un tableau comme objet de retour.</text:p>
      <table:table table:name="Tableau5" table:style-name="Tableau5">
        <table:table-column table:style-name="Tableau5.A"/>
        <table:table-column table:style-name="Tableau5.B"/>
        <table:table-row>
          <table:table-cell table:style-name="Tableau5.A1" office:value-type="string">
            <text:p text:style-name="P4"><text:span text:style-name="T1">0</text:span></text:p>
            <text:p text:style-name="P4"><text:span text:style-name="T1">1</text:span></text:p>
            <text:p text:style-name="P4"><text:span text:style-name="T1">2</text:span></text:p>
            <text:p text:style-name="P4"><text:span text:style-name="T1">3</text:span></text:p>
            <text:p text:style-name="P4"><text:span text:style-name="T1">4</text:span></text:p>
            <text:p text:style-name="P4"><text:span text:style-name="T1">6</text:span></text:p>
            <text:p text:style-name="P4"><text:span text:style-name="T1">7</text:span></text:p>
            <text:p text:style-name="P4"><text:span text:style-name="T1">8</text:span></text:p>
            <text:p text:style-name="P4"><text:span text:style-name="T1">9</text:span></text:p>
            <text:p text:style-name="P4"><text:span text:style-name="T1">10</text:span></text:p>
            <text:p text:style-name="P4"><text:span text:style-name="T1">11</text:span></text:p>
            <text:p text:style-name="P4"><text:span text:style-name="T1">12</text:span></text:p>
            <text:p text:style-name="P4"><text:span text:style-name="T1">13</text:span></text:p>
            <text:p text:style-name="P4"><text:span text:style-name="T1">14</text:span></text:p>
            <text:p text:style-name="P4"><text:span text:style-name="T1">15</text:span></text:p>
          </table:table-cell>
          <table:table-cell table:style-name="Tableau5.B1" office:value-type="string">
            <text:p text:style-name="P3">ErreurDeQuadrature(Fonction f, a, b, n):</text:p>
            <text:p text:style-name="P3"><text:s text:c="2"/>integraleExacte <text:s text:c="4"/>//evaluée à la main</text:p>
            <text:p text:style-name="P3"><text:s text:c="2"/>tableau=[]</text:p>
            <text:p text:style-name="P3"><text:s text:c="2"/>i=1</text:p>
            <text:p text:style-name="P3"><text:s text:c="2"/>tant que(i&lt;n):</text:p>
            <text:p text:style-name="P3"><text:s text:c="4"/>integraleApprochee=methodeDeCalcul(f,a,b,i)</text:p>
            <text:p text:style-name="P3"/>
            <text:p text:style-name="P3"><text:s text:c="4"/>//on prend la valeur absolue de la différence entre les deux intégrales</text:p>
            <text:p text:style-name="P3"><text:s text:c="4"/>difference=valeurAbsolue(integraleExacte-integraleApprochee)</text:p>
            <text:p text:style-name="P3"/>
            <text:p text:style-name="P3"><text:s text:c="4"/>//on enregistre i nombre de sous-intervalles et la différence |I-In|</text:p>
            <text:p text:style-name="P3"><text:s text:c="4"/>tabbleau=[i,difference]</text:p>
            <text:p text:style-name="P3"/>
            <text:p text:style-name="P3"><text:s text:c="4"/>i=i+1</text:p>
            <text:p text:style-name="P3"><text:s text:c="2"/>retourner tableau</text:p>
          </table:table-cell>
        </table:table-row>
      </table:table>
      <text:p text:style-name="P2"/>
      <text:p text:style-name="P2">La représentation graphique de l'erreur est déléguée à l'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M12S</meta:editing-duration>
    <meta:editing-cycles>7</meta:editing-cycles>
    <meta:generator>OpenOffice.org/3.4.1$Win32 OpenOffice.org_project/341m1$Build-9593</meta:generator>
    <dc:date>2015-03-29T13:52:36.31</dc:date>
    <meta:document-statistic meta:table-count="5" meta:image-count="0" meta:object-count="0" meta:page-count="2" meta:paragraph-count="119" meta:word-count="375" meta:character-count="2626"/>
    <meta:user-defined meta:name="Info 1"/>
    <meta:user-defined meta:name="Info 2"/>
    <meta:user-defined meta:name="Info 3"/>
    <meta:user-defined meta:name="Info 4"/>
  </office:meta>
</office:document-meta>
</file>